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.022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4264in"/>
    </style:style>
    <style:style style:name="co5" style:family="table-column">
      <style:table-column-properties fo:break-before="auto" style:column-width="0.981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e6e6e6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e6e6e6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e6e6e6" fo:wrap-option="wrap" fo:border="0.06pt solid #000000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text-position=""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e6e6e6" fo:border="0.06pt solid #000000"/>
      <style:text-properties style:text-position="" style:font-name="Arial"/>
    </style:style>
    <style:style style:name="ce12" style:family="table-cell" style:parent-style-name="Default">
      <style:table-cell-properties fo:border="0.06pt solid #000000"/>
      <style:text-properties style:text-position="" style:font-name="Arial"/>
    </style:style>
    <style:style style:name="ce13" style:family="table-cell" style:parent-style-name="Default">
      <style:table-cell-properties fo:background-color="transparent" fo:border="0.06pt solid #000000"/>
      <style:text-properties style:text-position="" style:font-name="Arial"/>
    </style:style>
    <style:style style:name="ce14" style:family="table-cell" style:parent-style-name="Default">
      <style:text-properties style:text-position="" style:font-name="Arial"/>
    </style:style>
    <style:style style:name="ce15" style:family="table-cell" style:parent-style-name="Default">
      <style:table-cell-properties fo:background-color="transparent" fo:border="0.06pt solid #000000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position="" style:font-name="Ari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 style:font-name="Ari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/>
    </style:style>
    <style:style style:name="ce2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e6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  <style:text-properties style:font-name="Arial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6e6e6"/>
      <style:text-properties style:font-name="Ari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#e6e6e6"/>
    </style:style>
    <style:style style:name="gr1" style:family="graphic">
      <style:graphic-properties draw:ole-draw-aspect="1"/>
    </style:style>
    <style:style style:name="T1" style:family="text">
      <style:text-properties style:text-position="sub 58%" fo:font-size="10pt" style:font-size-asian="10pt" style:font-size-complex="10pt" style:font-weight-complex="600"/>
    </style:style>
    <style:style style:name="T2" style:family="text">
      <style:text-properties style:text-position="sub 58%"/>
    </style:style>
  </office:automatic-styles>
  <office:body>
    <office:spreadsheet>
      <table:table table:name="Data" table:style-name="ta1">
        <table:shapes>
          <draw:frame draw:z-index="0" draw:style-name="gr1" svg:width="6.2988in" svg:height="3.5429in" svg:x="4.4839in" svg:y="0.2071in">
            <draw:object draw:notify-on-update-of-ranges="Data.B2:Data.B13 Data.C2:Data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25" office:value-type="string">
            <text:p>Instance</text:p>
          </table:table-cell>
          <table:table-cell table:style-name="ce25" office:value-type="string">
            <text:p>X<text:span text:style-name="T1">0</text:span></text:p>
          </table:table-cell>
          <table:table-cell table:style-name="ce25" office:value-type="string">
            <text:p>X<text:span text:style-name="T2">1</text:span></text:p>
          </table:table-cell>
        </table:table-row>
        <table:table-row table:style-name="ro3">
          <table:table-cell table:style-name="ce26" office:value-type="float" office:value="1">
            <text:p>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</table:table-row>
        <table:table-row table:style-name="ro3"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7">
            <text:p>7</text:p>
          </table:table-cell>
        </table:table-row>
        <table:table-row table:style-name="ro3"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7">
            <text:p>7</text:p>
          </table:table-cell>
        </table:table-row>
        <table:table-row table:style-name="ro3"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3">
            <text:p>3</text:p>
          </table:table-cell>
        </table:table-row>
        <table:table-row table:style-name="ro3"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</table:table-row>
        <table:table-row table:style-name="ro3">
          <table:table-cell table:style-name="ce26" office:value-type="float" office:value="7">
            <text:p>7</text:p>
          </table:table-cell>
          <table:table-cell table:number-columns-repeated="2" table:style-name="ce26" office:value-type="float" office:value="0">
            <text:p>0</text:p>
          </table:table-cell>
        </table:table-row>
        <table:table-row table:style-name="ro3">
          <table:table-cell table:style-name="ce26" office:value-type="float" office:value="8">
            <text:p>8</text:p>
          </table:table-cell>
          <table:table-cell table:number-columns-repeated="2" table:style-name="ce26" office:value-type="float" office:value="2">
            <text:p>2</text:p>
          </table:table-cell>
        </table:table-row>
        <table:table-row table:style-name="ro3">
          <table:table-cell table:style-name="ce26" office:value-type="float" office:value="9">
            <text:p>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7">
            <text:p>7</text:p>
          </table:table-cell>
        </table:table-row>
        <table:table-row table:style-name="ro3">
          <table:table-cell table:style-name="ce26" office:value-type="float" office:value="10">
            <text:p>1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8">
            <text:p>8</text:p>
          </table:table-cell>
        </table:table-row>
        <table:table-row table:style-name="ro3">
          <table:table-cell table:style-name="ce26" office:value-type="float" office:value="11">
            <text:p>11</text:p>
          </table:table-cell>
          <table:table-cell table:number-columns-repeated="2" table:style-name="ce26" office:value-type="float" office:value="5">
            <text:p>5</text:p>
          </table:table-cell>
        </table:table-row>
        <table:table-row table:style-name="ro3">
          <table:table-cell table:style-name="ce26" office:value-type="float" office:value="12">
            <text:p>1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7">
            <text:p>7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entroid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Centroid2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Iteration1" table:style-name="ta1">
        <table:table-column table:style-name="co2" table:default-cell-style-name="ce4"/>
        <table:table-column table:style-name="co1" table:number-columns-repeated="2" table:default-cell-style-name="ce4"/>
        <table:table-column table:style-name="co3" table:number-columns-repeated="2" table:default-cell-style-name="ce5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X<text:span text:style-name="T1">0</text:span></text:p>
          </table:table-cell>
          <table:table-cell table:style-name="ce1" office:value-type="string">
            <text:p>X<text:span text:style-name="T2">1</text:span></text:p>
          </table:table-cell>
          <table:table-cell table:style-name="ce1" office:value-type="string">
            <text:p>C1 distance</text:p>
          </table:table-cell>
          <table:table-cell table:style-name="ce1" office:value-type="string">
            <text:p>C2 distance</text:p>
          </table:table-cell>
          <table:table-cell table:style-name="ce6" office:value-type="string">
            <text:p>Last Cluster</text:p>
          </table:table-cell>
          <table:table-cell table:style-name="ce6" office:value-type="string">
            <text:p>Cluster</text:p>
          </table:table-cell>
          <table:table-cell table:style-name="ce9" office:value-type="string">
            <text:p>Changed?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formula="of:=SQRT(([.B2]-[.B15])^2+([.C2]-[.C15])^2)" office:value-type="float" office:value="3.16227766016838">
            <text:p>3.1622776602</text:p>
          </table:table-cell>
          <table:table-cell table:formula="of:=SQRT(([.B2]-[.B16])^2+([.C2]-[.C16])^2)" office:value-type="float" office:value="2">
            <text:p>2</text:p>
          </table:table-cell>
          <table:table-cell table:style-name="ce3" office:value-type="string">
            <text:p>None</text:p>
          </table:table-cell>
          <table:table-cell table:formula="of:=IF([.D2] &lt; [.E2]; &quot;C1&quot;; &quot;C2&quot;)" office:value-type="string" office:string-value="C2">
            <text:p>C2</text:p>
          </table:table-cell>
          <table:table-cell table:style-name="ce3" table:formula="of:=IF([.G2]=[.F2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table:formula="of:=SQRT(([.B3]-[.B15])^2+([.C3]-[.C15])^2)" office:value-type="float" office:value="1.4142135623731">
            <text:p>1.4142135624</text:p>
          </table:table-cell>
          <table:table-cell table:style-name="ce2" table:formula="of:=SQRT(([.B3]-[.B16])^2+([.C3]-[.C16])^2)" office:value-type="float" office:value="2">
            <text:p>2</text:p>
          </table:table-cell>
          <table:table-cell office:value-type="string">
            <text:p>None</text:p>
          </table:table-cell>
          <table:table-cell table:style-name="ce8" table:formula="of:=IF([.D3] &lt; [.E3]; &quot;C1&quot;; &quot;C2&quot;)" office:value-type="string" office:string-value="C1">
            <text:p>C1</text:p>
          </table:table-cell>
          <table:table-cell table:formula="of:=IF([.G3]=[.F3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7">
            <text:p>7</text:p>
          </table:table-cell>
          <table:table-cell table:formula="of:=SQRT(([.B4]-[.B15])^2+([.C4]-[.C15])^2)" office:value-type="float" office:value="3.16227766016838">
            <text:p>3.1622776602</text:p>
          </table:table-cell>
          <table:table-cell table:formula="of:=SQRT(([.B4]-[.B16])^2+([.C4]-[.C16])^2)" office:value-type="float" office:value="2.82842712474619">
            <text:p>2.8284271247</text:p>
          </table:table-cell>
          <table:table-cell table:style-name="ce3" office:value-type="string">
            <text:p>None</text:p>
          </table:table-cell>
          <table:table-cell table:formula="of:=IF([.D4] &lt; [.E4]; &quot;C1&quot;; &quot;C2&quot;)" office:value-type="string" office:string-value="C2">
            <text:p>C2</text:p>
          </table:table-cell>
          <table:table-cell table:style-name="ce3" table:formula="of:=IF([.G4]=[.F4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formula="of:=SQRT(([.B5]-[.B15])^2+([.C5]-[.C15])^2)" office:value-type="float" office:value="3.16227766016838">
            <text:p>3.1622776602</text:p>
          </table:table-cell>
          <table:table-cell table:formula="of:=SQRT(([.B5]-[.B16])^2+([.C5]-[.C16])^2)" office:value-type="float" office:value="2.82842712474619">
            <text:p>2.8284271247</text:p>
          </table:table-cell>
          <table:table-cell table:style-name="ce3" office:value-type="string">
            <text:p>None</text:p>
          </table:table-cell>
          <table:table-cell table:formula="of:=IF([.D5] &lt; [.E5]; &quot;C1&quot;; &quot;C2&quot;)" office:value-type="string" office:string-value="C2">
            <text:p>C2</text:p>
          </table:table-cell>
          <table:table-cell table:style-name="ce3" table:formula="of:=IF([.G5]=[.F5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2" table:formula="of:=SQRT(([.B6]-[.B15])^2+([.C6]-[.C15])^2)" office:value-type="float" office:value="0">
            <text:p>0</text:p>
          </table:table-cell>
          <table:table-cell table:style-name="ce2" table:formula="of:=SQRT(([.B6]-[.B16])^2+([.C6]-[.C16])^2)" office:value-type="float" office:value="1.4142135623731">
            <text:p>1.4142135624</text:p>
          </table:table-cell>
          <table:table-cell office:value-type="string">
            <text:p>None</text:p>
          </table:table-cell>
          <table:table-cell table:style-name="ce8" table:formula="of:=IF([.D6] &lt; [.E6]; &quot;C1&quot;; &quot;C2&quot;)" office:value-type="string" office:string-value="C1">
            <text:p>C1</text:p>
          </table:table-cell>
          <table:table-cell table:formula="of:=IF([.G6]=[.F6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f:=SQRT(([.B7]-[.B15])^2+([.C7]-[.C15])^2)" office:value-type="float" office:value="3.60555127546399">
            <text:p>3.6055512755</text:p>
          </table:table-cell>
          <table:table-cell table:style-name="ce2" table:formula="of:=SQRT(([.B7]-[.B16])^2+([.C7]-[.C16])^2)" office:value-type="float" office:value="4.12310562561766">
            <text:p>4.1231056256</text:p>
          </table:table-cell>
          <table:table-cell office:value-type="string">
            <text:p>None</text:p>
          </table:table-cell>
          <table:table-cell table:style-name="ce8" table:formula="of:=IF([.D7] &lt; [.E7]; &quot;C1&quot;; &quot;C2&quot;)" office:value-type="string" office:string-value="C1">
            <text:p>C1</text:p>
          </table:table-cell>
          <table:table-cell table:formula="of:=IF([.G7]=[.F7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formula="of:=SQRT(([.B8]-[.B15])^2+([.C8]-[.C15])^2)" office:value-type="float" office:value="7.21110255092798">
            <text:p>7.2111025509</text:p>
          </table:table-cell>
          <table:table-cell table:formula="of:=SQRT(([.B8]-[.B16])^2+([.C8]-[.C16])^2)" office:value-type="float" office:value="7.07106781186548">
            <text:p>7.0710678119</text:p>
          </table:table-cell>
          <table:table-cell table:style-name="ce3" office:value-type="string">
            <text:p>None</text:p>
          </table:table-cell>
          <table:table-cell table:formula="of:=IF([.D8] &lt; [.E8]; &quot;C1&quot;; &quot;C2&quot;)" office:value-type="string" office:string-value="C2">
            <text:p>C2</text:p>
          </table:table-cell>
          <table:table-cell table:style-name="ce3" table:formula="of:=IF([.G8]=[.F8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formula="of:=SQRT(([.B9]-[.B15])^2+([.C9]-[.C15])^2)" office:value-type="float" office:value="4.47213595499958">
            <text:p>4.472135955</text:p>
          </table:table-cell>
          <table:table-cell table:formula="of:=SQRT(([.B9]-[.B16])^2+([.C9]-[.C16])^2)" office:value-type="float" office:value="4.24264068711929">
            <text:p>4.2426406871</text:p>
          </table:table-cell>
          <table:table-cell table:style-name="ce3" office:value-type="string">
            <text:p>None</text:p>
          </table:table-cell>
          <table:table-cell table:formula="of:=IF([.D9] &lt; [.E9]; &quot;C1&quot;; &quot;C2&quot;)" office:value-type="string" office:string-value="C2">
            <text:p>C2</text:p>
          </table:table-cell>
          <table:table-cell table:style-name="ce3" table:formula="of:=IF([.G9]=[.F9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formula="of:=SQRT(([.B10]-[.B15])^2+([.C10]-[.C15])^2)" office:value-type="float" office:value="4.12310562561766">
            <text:p>4.1231056256</text:p>
          </table:table-cell>
          <table:table-cell table:formula="of:=SQRT(([.B10]-[.B16])^2+([.C10]-[.C16])^2)" office:value-type="float" office:value="3.60555127546399">
            <text:p>3.6055512755</text:p>
          </table:table-cell>
          <table:table-cell table:style-name="ce3" office:value-type="string">
            <text:p>None</text:p>
          </table:table-cell>
          <table:table-cell table:formula="of:=IF([.D10] &lt; [.E10]; &quot;C1&quot;; &quot;C2&quot;)" office:value-type="string" office:string-value="C2">
            <text:p>C2</text:p>
          </table:table-cell>
          <table:table-cell table:style-name="ce3" table:formula="of:=IF([.G10]=[.F10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2" table:formula="of:=SQRT(([.B11]-[.B15])^2+([.C11]-[.C15])^2)" office:value-type="float" office:value="2.82842712474619">
            <text:p>2.8284271247</text:p>
          </table:table-cell>
          <table:table-cell table:style-name="ce2" table:formula="of:=SQRT(([.B11]-[.B16])^2+([.C11]-[.C16])^2)" office:value-type="float" office:value="3.16227766016838">
            <text:p>3.1622776602</text:p>
          </table:table-cell>
          <table:table-cell office:value-type="string">
            <text:p>None</text:p>
          </table:table-cell>
          <table:table-cell table:style-name="ce8" table:formula="of:=IF([.D11] &lt; [.E11]; &quot;C1&quot;; &quot;C2&quot;)" office:value-type="string" office:string-value="C1">
            <text:p>C1</text:p>
          </table:table-cell>
          <table:table-cell table:formula="of:=IF([.G11]=[.F11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5">
            <text:p>5</text:p>
          </table:table-cell>
          <table:table-cell table:formula="of:=SQRT(([.B12]-[.B15])^2+([.C12]-[.C15])^2)" office:value-type="float" office:value="1.4142135623731">
            <text:p>1.4142135624</text:p>
          </table:table-cell>
          <table:table-cell table:formula="of:=SQRT(([.B12]-[.B16])^2+([.C12]-[.C16])^2)" office:value-type="float" office:value="0">
            <text:p>0</text:p>
          </table:table-cell>
          <table:table-cell table:style-name="ce3" office:value-type="string">
            <text:p>None</text:p>
          </table:table-cell>
          <table:table-cell table:formula="of:=IF([.D12] &lt; [.E12]; &quot;C1&quot;; &quot;C2&quot;)" office:value-type="string" office:string-value="C2">
            <text:p>C2</text:p>
          </table:table-cell>
          <table:table-cell table:style-name="ce3" table:formula="of:=IF([.G12]=[.F12]; &quot;No&quot;; &quot;Yes&quot;)" office:value-type="string" office:string-value="Yes">
            <text:p>Yes</text:p>
          </table:table-cell>
          <table:table-cell table:style-name="ce10"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2" table:formula="of:=SQRT(([.B13]-[.B15])^2+([.C13]-[.C15])^2)" office:value-type="float" office:value="1.4142135623731">
            <text:p>1.4142135624</text:p>
          </table:table-cell>
          <table:table-cell table:style-name="ce2" table:formula="of:=SQRT(([.B13]-[.B16])^2+([.C13]-[.C16])^2)" office:value-type="float" office:value="2.82842712474619">
            <text:p>2.8284271247</text:p>
          </table:table-cell>
          <table:table-cell office:value-type="string">
            <text:p>None</text:p>
          </table:table-cell>
          <table:table-cell table:style-name="ce8" table:formula="of:=IF([.D13] &lt; [.E13]; &quot;C1&quot;; &quot;C2&quot;)" office:value-type="string" office:string-value="C1">
            <text:p>C1</text:p>
          </table:table-cell>
          <table:table-cell table:formula="of:=IF([.G13]=[.F13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1017"/>
        </table:table-row>
        <table:table-row table:style-name="ro2">
          <table:table-cell office:value-type="string">
            <text:p>C1 centroi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4" table:number-columns-repeated="2"/>
          <table:table-cell/>
          <table:table-cell table:style-name="ce4"/>
          <table:table-cell table:number-columns-repeated="1017"/>
        </table:table-row>
        <table:table-row table:style-name="ro2">
          <table:table-cell office:value-type="string">
            <text:p>C2 centroid</text:p>
          </table:table-cell>
          <table:table-cell table:number-columns-repeated="2" office:value-type="float" office:value="5">
            <text:p>5</text:p>
          </table:table-cell>
          <table:table-cell table:style-name="ce4" table:number-columns-repeated="2"/>
          <table:table-cell/>
          <table:table-cell table:style-name="ce4"/>
          <table:table-cell table:number-columns-repeated="1017"/>
        </table:table-row>
      </table:table>
      <table:table table:name="Iteration2" table:style-name="ta1">
        <table:table-column table:style-name="co1" table:number-columns-repeated="3" table:default-cell-style-name="ce14"/>
        <table:table-column table:style-name="co4" table:number-columns-repeated="2" table:default-cell-style-name="ce20"/>
        <table:table-column table:style-name="co5" table:default-cell-style-name="ce14"/>
        <table:table-column table:style-name="co1" table:number-columns-repeated="1018" table:default-cell-style-name="ce14"/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X<text:span text:style-name="T1">0</text:span></text:p>
          </table:table-cell>
          <table:table-cell table:style-name="ce1" office:value-type="string">
            <text:p>X<text:span text:style-name="T2">1</text:span></text:p>
          </table:table-cell>
          <table:table-cell table:style-name="ce17" office:value-type="string">
            <text:p>C1 distance</text:p>
          </table:table-cell>
          <table:table-cell table:style-name="ce17" office:value-type="string">
            <text:p>C2 distance</text:p>
          </table:table-cell>
          <table:table-cell table:style-name="ce6" office:value-type="string">
            <text:p>Last Cluster</text:p>
          </table:table-cell>
          <table:table-cell table:style-name="ce9" office:value-type="string">
            <text:p>New Cluster</text:p>
          </table:table-cell>
          <table:table-cell table:style-name="ce9" office:value-type="string">
            <text:p>Changed?</text:p>
          </table:table-cell>
          <table:table-cell table:number-columns-repeated="1016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18" table:formula="of:=SQRT(([.B2]-[.B17])^2+([.C2]-[.C17])^2)" office:value-type="float" office:value="3.4928498393146">
            <text:p>3.4928498393</text:p>
          </table:table-cell>
          <table:table-cell table:style-name="ce18" table:formula="of:=SQRT(([.B2]-[.B18])^2+([.C2]-[.C18])^2)" office:value-type="float" office:value="2.57539376818856">
            <text:p>2.5753937682</text:p>
          </table:table-cell>
          <table:table-cell table:style-name="ce7" office:value-type="string">
            <text:p>C2</text:p>
          </table:table-cell>
          <table:table-cell table:style-name="ce7" table:formula="of:=IF([.D2] &lt; [.E2]; &quot;C1&quot;; &quot;C2&quot;)" office:value-type="string" office:string-value="C2">
            <text:p>C2</text:p>
          </table:table-cell>
          <table:table-cell table:style-name="ce3" table:formula="of:=IF([.G2]=[.F2]; &quot;No&quot;; &quot;Yes&quot;)" office:value-type="string" office:string-value="No">
            <text:p>No</text:p>
          </table:table-cell>
          <table:table-cell table:style-name="ce22" table:number-columns-repeated="1016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16" table:formula="of:=SQRT(([.B3]-[.B17])^2+([.C3]-[.C17])^2)" office:value-type="float" office:value="1.34164078649987">
            <text:p>1.3416407865</text:p>
          </table:table-cell>
          <table:table-cell table:style-name="ce16" table:formula="of:=SQRT(([.B3]-[.B18])^2+([.C3]-[.C18])^2)" office:value-type="float" office:value="2.88910691659381">
            <text:p>2.8891069166</text:p>
          </table:table-cell>
          <table:table-cell table:style-name="ce8" office:value-type="string">
            <text:p>C1</text:p>
          </table:table-cell>
          <table:table-cell table:style-name="ce8" table:formula="of:=IF([.D3] &lt; [.E3]; &quot;C1&quot;; &quot;C2&quot;)" office:value-type="string" office:string-value="C1">
            <text:p>C1</text:p>
          </table:table-cell>
          <table:table-cell table:style-name="ce4" table:formula="of:=IF([.G3]=[.F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7">
            <text:p>7</text:p>
          </table:table-cell>
          <table:table-cell table:style-name="ce19" table:formula="of:=SQRT(([.B4]-[.B17])^2+([.C4]-[.C17])^2)" office:value-type="float" office:value="3.25576411921994">
            <text:p>3.2557641192</text:p>
          </table:table-cell>
          <table:table-cell table:style-name="ce19" table:formula="of:=SQRT(([.B4]-[.B18])^2+([.C4]-[.C18])^2)" office:value-type="float" office:value="3.7498299281162">
            <text:p>3.7498299281</text:p>
          </table:table-cell>
          <table:table-cell table:style-name="ce21" office:value-type="string">
            <text:p>C2</text:p>
          </table:table-cell>
          <table:table-cell table:style-name="ce21" table:formula="of:=IF([.D4] &lt; [.E4]; &quot;C1&quot;; &quot;C2&quot;)" office:value-type="string" office:string-value="C1">
            <text:p>C1</text:p>
          </table:table-cell>
          <table:table-cell table:style-name="ce15" table:formula="of:=IF([.G4]=[.F4]; &quot;No&quot;; &quot;Yes&quot;)" office:value-type="string" office:string-value="Yes">
            <text:p>Yes</text:p>
          </table:table-cell>
          <table:table-cell table:style-name="ce23" table:number-columns-repeated="1016"/>
        </table:table-row>
        <table:table-row table:style-name="ro2">
          <table:table-cell table:style-name="ce11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18" table:formula="of:=SQRT(([.B5]-[.B17])^2+([.C5]-[.C17])^2)" office:value-type="float" office:value="3.4928498393146">
            <text:p>3.4928498393</text:p>
          </table:table-cell>
          <table:table-cell table:style-name="ce18" table:formula="of:=SQRT(([.B5]-[.B18])^2+([.C5]-[.C18])^2)" office:value-type="float" office:value="1.94306721553363">
            <text:p>1.9430672155</text:p>
          </table:table-cell>
          <table:table-cell table:style-name="ce7" office:value-type="string">
            <text:p>C2</text:p>
          </table:table-cell>
          <table:table-cell table:style-name="ce7" table:formula="of:=IF([.D5] &lt; [.E5]; &quot;C1&quot;; &quot;C2&quot;)" office:value-type="string" office:string-value="C2">
            <text:p>C2</text:p>
          </table:table-cell>
          <table:table-cell table:style-name="ce3" table:formula="of:=IF([.G5]=[.F5]; &quot;No&quot;; &quot;Yes&quot;)" office:value-type="string" office:string-value="No">
            <text:p>No</text:p>
          </table:table-cell>
          <table:table-cell table:style-name="ce22" table:number-columns-repeated="1016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16" table:formula="of:=SQRT(([.B6]-[.B17])^2+([.C6]-[.C17])^2)" office:value-type="float" office:value="0.447213595499958">
            <text:p>0.4472135955</text:p>
          </table:table-cell>
          <table:table-cell table:style-name="ce16" table:formula="of:=SQRT(([.B6]-[.B18])^2+([.C6]-[.C18])^2)" office:value-type="float" office:value="1.94306721553363">
            <text:p>1.9430672155</text:p>
          </table:table-cell>
          <table:table-cell table:style-name="ce8" office:value-type="string">
            <text:p>C1</text:p>
          </table:table-cell>
          <table:table-cell table:style-name="ce8" table:formula="of:=IF([.D6] &lt; [.E6]; &quot;C1&quot;; &quot;C2&quot;)" office:value-type="string" office:string-value="C1">
            <text:p>C1</text:p>
          </table:table-cell>
          <table:table-cell table:style-name="ce4" table:formula="of:=IF([.G6]=[.F6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11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8" table:formula="of:=SQRT(([.B7]-[.B17])^2+([.C7]-[.C17])^2)" office:value-type="float" office:value="3.68781778291715">
            <text:p>3.6878177829</text:p>
          </table:table-cell>
          <table:table-cell table:style-name="ce18" table:formula="of:=SQRT(([.B7]-[.B18])^2+([.C7]-[.C18])^2)" office:value-type="float" office:value="3.57428457234194">
            <text:p>3.5742845723</text:p>
          </table:table-cell>
          <table:table-cell table:style-name="ce7" office:value-type="string">
            <text:p>C1</text:p>
          </table:table-cell>
          <table:table-cell table:style-name="ce7" table:formula="of:=IF([.D7] &lt; [.E7]; &quot;C1&quot;; &quot;C2&quot;)" office:value-type="string" office:string-value="C2">
            <text:p>C2</text:p>
          </table:table-cell>
          <table:table-cell table:style-name="ce3" table:formula="of:=IF([.G7]=[.F7]; &quot;No&quot;; &quot;Yes&quot;)" office:value-type="string" office:string-value="Yes">
            <text:p>Yes</text:p>
          </table:table-cell>
          <table:table-cell table:style-name="ce22" table:number-columns-repeated="1016"/>
        </table:table-row>
        <table:table-row table:style-name="ro2">
          <table:table-cell table:style-name="ce11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18" table:formula="of:=SQRT(([.B8]-[.B17])^2+([.C8]-[.C17])^2)" office:value-type="float" office:value="7.44311762637136">
            <text:p>7.4431176264</text:p>
          </table:table-cell>
          <table:table-cell table:style-name="ce18" table:formula="of:=SQRT(([.B8]-[.B18])^2+([.C8]-[.C18])^2)" office:value-type="float" office:value="6.16937796619691">
            <text:p>6.1693779662</text:p>
          </table:table-cell>
          <table:table-cell table:style-name="ce7" office:value-type="string">
            <text:p>C2</text:p>
          </table:table-cell>
          <table:table-cell table:style-name="ce7" table:formula="of:=IF([.D8] &lt; [.E8]; &quot;C1&quot;; &quot;C2&quot;)" office:value-type="string" office:string-value="C2">
            <text:p>C2</text:p>
          </table:table-cell>
          <table:table-cell table:style-name="ce3" table:formula="of:=IF([.G8]=[.F8]; &quot;No&quot;; &quot;Yes&quot;)" office:value-type="string" office:string-value="No">
            <text:p>No</text:p>
          </table:table-cell>
          <table:table-cell table:style-name="ce22" table:number-columns-repeated="1016"/>
        </table:table-row>
        <table:table-row table:style-name="ro2">
          <table:table-cell table:style-name="ce11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18" table:formula="of:=SQRT(([.B9]-[.B17])^2+([.C9]-[.C17])^2)" office:value-type="float" office:value="4.75394572960189">
            <text:p>4.7539457296</text:p>
          </table:table-cell>
          <table:table-cell table:style-name="ce18" table:formula="of:=SQRT(([.B9]-[.B18])^2+([.C9]-[.C18])^2)" office:value-type="float" office:value="3.34724986110285">
            <text:p>3.3472498611</text:p>
          </table:table-cell>
          <table:table-cell table:style-name="ce7" office:value-type="string">
            <text:p>C2</text:p>
          </table:table-cell>
          <table:table-cell table:style-name="ce7" table:formula="of:=IF([.D9] &lt; [.E9]; &quot;C1&quot;; &quot;C2&quot;)" office:value-type="string" office:string-value="C2">
            <text:p>C2</text:p>
          </table:table-cell>
          <table:table-cell table:style-name="ce3" table:formula="of:=IF([.G9]=[.F9]; &quot;No&quot;; &quot;Yes&quot;)" office:value-type="string" office:string-value="No">
            <text:p>No</text:p>
          </table:table-cell>
          <table:table-cell table:style-name="ce22" table:number-columns-repeated="1016"/>
        </table:table-row>
        <table:table-row table:style-name="ro2">
          <table:table-cell table:style-name="ce13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9" table:formula="of:=SQRT(([.B10]-[.B17])^2+([.C10]-[.C17])^2)" office:value-type="float" office:value="4.24264068711929">
            <text:p>4.2426406871</text:p>
          </table:table-cell>
          <table:table-cell table:style-name="ce19" table:formula="of:=SQRT(([.B10]-[.B18])^2+([.C10]-[.C18])^2)" office:value-type="float" office:value="4.4629998148038">
            <text:p>4.4629998148</text:p>
          </table:table-cell>
          <table:table-cell table:style-name="ce21" office:value-type="string">
            <text:p>C2</text:p>
          </table:table-cell>
          <table:table-cell table:style-name="ce21" table:formula="of:=IF([.D10] &lt; [.E10]; &quot;C1&quot;; &quot;C2&quot;)" office:value-type="string" office:string-value="C1">
            <text:p>C1</text:p>
          </table:table-cell>
          <table:table-cell table:style-name="ce15" table:formula="of:=IF([.G10]=[.F10]; &quot;No&quot;; &quot;Yes&quot;)" office:value-type="string" office:string-value="Yes">
            <text:p>Yes</text:p>
          </table:table-cell>
          <table:table-cell table:style-name="ce23" table:number-columns-repeated="1016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16" table:formula="of:=SQRT(([.B11]-[.B17])^2+([.C11]-[.C17])^2)" office:value-type="float" office:value="2.72029410174709">
            <text:p>2.7202941017</text:p>
          </table:table-cell>
          <table:table-cell table:style-name="ce16" table:formula="of:=SQRT(([.B11]-[.B18])^2+([.C11]-[.C18])^2)" office:value-type="float" office:value="4.11319429968228">
            <text:p>4.1131942997</text:p>
          </table:table-cell>
          <table:table-cell table:style-name="ce8" office:value-type="string">
            <text:p>C1</text:p>
          </table:table-cell>
          <table:table-cell table:style-name="ce8" table:formula="of:=IF([.D11] &lt; [.E11]; &quot;C1&quot;; &quot;C2&quot;)" office:value-type="string" office:string-value="C1">
            <text:p>C1</text:p>
          </table:table-cell>
          <table:table-cell table:style-name="ce4" table:formula="of:=IF([.G11]=[.F11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11" office:value-type="float" office:value="11">
            <text:p>11</text:p>
          </table:table-cell>
          <table:table-cell table:number-columns-repeated="2" table:style-name="ce3" office:value-type="float" office:value="5">
            <text:p>5</text:p>
          </table:table-cell>
          <table:table-cell table:style-name="ce18" table:formula="of:=SQRT(([.B12]-[.B17])^2+([.C12]-[.C17])^2)" office:value-type="float" office:value="1.84390889145858">
            <text:p>1.8439088915</text:p>
          </table:table-cell>
          <table:table-cell table:style-name="ce18" table:formula="of:=SQRT(([.B12]-[.B18])^2+([.C12]-[.C18])^2)" office:value-type="float" office:value="0.95831484749991">
            <text:p>0.9583148475</text:p>
          </table:table-cell>
          <table:table-cell table:style-name="ce7" office:value-type="string">
            <text:p>C2</text:p>
          </table:table-cell>
          <table:table-cell table:style-name="ce7" table:formula="of:=IF([.D12] &lt; [.E12]; &quot;C1&quot;; &quot;C2&quot;)" office:value-type="string" office:string-value="C2">
            <text:p>C2</text:p>
          </table:table-cell>
          <table:table-cell table:style-name="ce3" table:formula="of:=IF([.G12]=[.F12]; &quot;No&quot;; &quot;Yes&quot;)" office:value-type="string" office:string-value="No">
            <text:p>No</text:p>
          </table:table-cell>
          <table:table-cell table:style-name="ce22" table:number-columns-repeated="1016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16" table:formula="of:=SQRT(([.B13]-[.B17])^2+([.C13]-[.C17])^2)" office:value-type="float" office:value="1">
            <text:p>1</text:p>
          </table:table-cell>
          <table:table-cell table:style-name="ce16" table:formula="of:=SQRT(([.B13]-[.B18])^2+([.C13]-[.C18])^2)" office:value-type="float" office:value="3.26077491728952">
            <text:p>3.2607749173</text:p>
          </table:table-cell>
          <table:table-cell table:style-name="ce8" office:value-type="string">
            <text:p>C1</text:p>
          </table:table-cell>
          <table:table-cell table:style-name="ce8" table:formula="of:=IF([.D13] &lt; [.E13]; &quot;C1&quot;; &quot;C2&quot;)" office:value-type="string" office:string-value="C1">
            <text:p>C1</text:p>
          </table:table-cell>
          <table:table-cell table:style-name="ce4" table:formula="of:=IF([.G13]=[.F1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12" table:number-columns-repeated="3"/>
          <table:table-cell table:style-name="ce16" table:number-columns-repeated="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C1</text:p>
          </table:table-cell>
          <table:table-cell table:style-name="ce12" table:formula="of:=COUNTIF([.F2:.F13]; &quot;C1&quot;)" office:value-type="float" office:value="5">
            <text:p>5</text:p>
          </table:table-cell>
          <table:table-cell table:style-name="ce12"/>
          <table:table-cell table:style-name="ce16" table:number-columns-repeated="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C2</text:p>
          </table:table-cell>
          <table:table-cell table:style-name="ce12" table:formula="of:=COUNTIF([.F2:.F13]; &quot;C2&quot;)" office:value-type="float" office:value="7">
            <text:p>7</text:p>
          </table:table-cell>
          <table:table-cell table:style-name="ce12"/>
          <table:table-cell table:style-name="ce16" table:number-columns-repeated="2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Centroid1</text:p>
          </table:table-cell>
          <table:table-cell table:style-name="ce16" table:formula="of:=SUMIF([.F2:.F13];&quot;=C1&quot;;[.B2:.B13])/[.B15]" office:value-type="float" office:value="3.8">
            <text:p>3.8</text:p>
          </table:table-cell>
          <table:table-cell table:style-name="ce16" table:formula="of:=SUMIF([.F2:.F13];&quot;=C1&quot;;[.C2:.C13])/[.B15]" office:value-type="float" office:value="6.4">
            <text:p>6.4</text:p>
          </table:table-cell>
          <table:table-cell table:style-name="ce4"/>
          <table:table-cell table:style-name="ce16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2" office:value-type="string">
            <text:p>Centroid2</text:p>
          </table:table-cell>
          <table:table-cell table:style-name="ce16" table:formula="of:=SUMIF([.F2:.F13];&quot;=C2&quot;;[.B2:.B13])/[.B16]" office:value-type="float" office:value="4.57142857142857">
            <text:p>4.5714285714</text:p>
          </table:table-cell>
          <table:table-cell table:style-name="ce16" table:formula="of:=SUMIF([.F2:.F13];&quot;=C2&quot;;[.C2:.C13])/[.B16]" office:value-type="float" office:value="4.14285714285714">
            <text:p>4.1428571429</text:p>
          </table:table-cell>
          <table:table-cell table:style-name="ce16" table:number-columns-repeated="2"/>
          <table:table-cell table:style-name="ce12" table:number-columns-repeated="3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on3" table:style-name="ta1">
        <table:table-column table:style-name="co1" table:number-columns-repeated="3" table:default-cell-style-name="ce29"/>
        <table:table-column table:style-name="co4" table:number-columns-repeated="2" table:default-cell-style-name="ce32"/>
        <table:table-column table:style-name="co5" table:default-cell-style-name="ce29"/>
        <table:table-column table:style-name="co1" table:number-columns-repeated="1018" table:default-cell-style-name="ce29"/>
        <table:table-row table:style-name="ro1">
          <table:table-cell table:style-name="ce27" office:value-type="string">
            <text:p>Instance</text:p>
          </table:table-cell>
          <table:table-cell table:style-name="ce27" office:value-type="string">
            <text:p>X<text:span text:style-name="T1">0</text:span></text:p>
          </table:table-cell>
          <table:table-cell table:style-name="ce27" office:value-type="string">
            <text:p>X<text:span text:style-name="T2">1</text:span></text:p>
          </table:table-cell>
          <table:table-cell table:style-name="ce31" office:value-type="string">
            <text:p>C1 distance</text:p>
          </table:table-cell>
          <table:table-cell table:style-name="ce31" office:value-type="string">
            <text:p>C2 distance</text:p>
          </table:table-cell>
          <table:table-cell table:style-name="ce33" office:value-type="string">
            <text:p>Last Cluster</text:p>
          </table:table-cell>
          <table:table-cell table:style-name="ce35" office:value-type="string">
            <text:p>New Cluster</text:p>
          </table:table-cell>
          <table:table-cell table:style-name="ce35" office:value-type="string">
            <text:p>Changed?</text:p>
          </table:table-cell>
          <table:table-cell table:number-columns-repeated="1016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5">
            <text:p>5</text:p>
          </table:table-cell>
          <table:table-cell table:style-name="ce30" table:formula="of:=SQRT(([.B2]-[.B17])^2+([.C2]-[.C17])^2)" office:value-type="float" office:value="2.5">
            <text:p>2.5</text:p>
          </table:table-cell>
          <table:table-cell table:style-name="ce30" table:formula="of:=SQRT(([.B2]-[.B18])^2+([.C2]-[.C18])^2)" office:value-type="float" office:value="4.4001262608147">
            <text:p>4.4001262608</text:p>
          </table:table-cell>
          <table:table-cell table:style-name="ce34" office:value-type="string">
            <text:p>C2</text:p>
          </table:table-cell>
          <table:table-cell table:style-name="ce34" table:formula="of:=IF([.E2] &gt; [.D2]; &quot;C1&quot;; &quot;C2&quot;)" office:value-type="string" office:string-value="C1">
            <text:p>C1</text:p>
          </table:table-cell>
          <table:table-cell table:style-name="ce36" table:formula="of:=IF([.G2]=[.F2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30" table:formula="of:=SQRT(([.B3]-[.B17])^2+([.C3]-[.C17])^2)" office:value-type="float" office:value="0.5">
            <text:p>0.5</text:p>
          </table:table-cell>
          <table:table-cell table:style-name="ce30" table:formula="of:=SQRT(([.B3]-[.B18])^2+([.C3]-[.C18])^2)" office:value-type="float" office:value="4.32370725702428">
            <text:p>4.323707257</text:p>
          </table:table-cell>
          <table:table-cell table:style-name="ce34" office:value-type="string">
            <text:p>C1</text:p>
          </table:table-cell>
          <table:table-cell table:style-name="ce34" table:formula="of:=IF([.E3] &gt; [.D3]; &quot;C1&quot;; &quot;C2&quot;)" office:value-type="string" office:string-value="C1">
            <text:p>C1</text:p>
          </table:table-cell>
          <table:table-cell table:style-name="ce36" table:formula="of:=IF([.G3]=[.F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7">
            <text:p>7</text:p>
          </table:table-cell>
          <table:table-cell table:style-name="ce30" table:formula="of:=SQRT(([.B4]-[.B17])^2+([.C4]-[.C17])^2)" office:value-type="float" office:value="1.5">
            <text:p>1.5</text:p>
          </table:table-cell>
          <table:table-cell table:style-name="ce30" table:formula="of:=SQRT(([.B4]-[.B18])^2+([.C4]-[.C18])^2)" office:value-type="float" office:value="5.54025671286489">
            <text:p>5.5402567129</text:p>
          </table:table-cell>
          <table:table-cell table:style-name="ce34" office:value-type="string">
            <text:p>C1</text:p>
          </table:table-cell>
          <table:table-cell table:style-name="ce34" table:formula="of:=IF([.E4] &gt; [.D4]; &quot;C1&quot;; &quot;C2&quot;)" office:value-type="string" office:string-value="C1">
            <text:p>C1</text:p>
          </table:table-cell>
          <table:table-cell table:style-name="ce36" table:formula="of:=IF([.G4]=[.F4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4">
            <text:p>4</text:p>
          </table:table-cell>
          <table:table-cell table:number-columns-repeated="2" table:style-name="ce28" office:value-type="float" office:value="3">
            <text:p>3</text:p>
          </table:table-cell>
          <table:table-cell table:style-name="ce30" table:formula="of:=SQRT(([.B5]-[.B17])^2+([.C5]-[.C17])^2)" office:value-type="float" office:value="4.7169905660283">
            <text:p>4.716990566</text:p>
          </table:table-cell>
          <table:table-cell table:style-name="ce30" table:formula="of:=SQRT(([.B5]-[.B18])^2+([.C5]-[.C18])^2)" office:value-type="float" office:value="0.166666666666667">
            <text:p>0.1666666667</text:p>
          </table:table-cell>
          <table:table-cell table:style-name="ce34" office:value-type="string">
            <text:p>C2</text:p>
          </table:table-cell>
          <table:table-cell table:style-name="ce34" table:formula="of:=IF([.E5] &gt; [.D5]; &quot;C1&quot;; &quot;C2&quot;)" office:value-type="string" office:string-value="C2">
            <text:p>C2</text:p>
          </table:table-cell>
          <table:table-cell table:style-name="ce36" table:formula="of:=IF([.G5]=[.F5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6">
            <text:p>6</text:p>
          </table:table-cell>
          <table:table-cell table:style-name="ce30" table:formula="of:=SQRT(([.B6]-[.B17])^2+([.C6]-[.C17])^2)" office:value-type="float" office:value="1.80277563773199">
            <text:p>1.8027756377</text:p>
          </table:table-cell>
          <table:table-cell table:style-name="ce30" table:formula="of:=SQRT(([.B6]-[.B18])^2+([.C6]-[.C18])^2)" office:value-type="float" office:value="3.00462606288666">
            <text:p>3.0046260629</text:p>
          </table:table-cell>
          <table:table-cell table:style-name="ce34" office:value-type="string">
            <text:p>C1</text:p>
          </table:table-cell>
          <table:table-cell table:style-name="ce34" table:formula="of:=IF([.E6] &gt; [.D6]; &quot;C1&quot;; &quot;C2&quot;)" office:value-type="string" office:string-value="C1">
            <text:p>C1</text:p>
          </table:table-cell>
          <table:table-cell table:style-name="ce36" table:formula="of:=IF([.G6]=[.F6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style-name="ce30" table:formula="of:=SQRT(([.B7]-[.B17])^2+([.C7]-[.C17])^2)" office:value-type="float" office:value="5.40832691319598">
            <text:p>5.4083269132</text:p>
          </table:table-cell>
          <table:table-cell table:style-name="ce30" table:formula="of:=SQRT(([.B7]-[.B18])^2+([.C7]-[.C18])^2)" office:value-type="float" office:value="2.16666666666667">
            <text:p>2.1666666667</text:p>
          </table:table-cell>
          <table:table-cell table:style-name="ce34" office:value-type="string">
            <text:p>C2</text:p>
          </table:table-cell>
          <table:table-cell table:style-name="ce34" table:formula="of:=IF([.E7] &gt; [.D7]; &quot;C1&quot;; &quot;C2&quot;)" office:value-type="string" office:string-value="C2">
            <text:p>C2</text:p>
          </table:table-cell>
          <table:table-cell table:style-name="ce36" table:formula="of:=IF([.G7]=[.F7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7">
            <text:p>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0" table:formula="of:=SQRT(([.B8]-[.B17])^2+([.C8]-[.C17])^2)" office:value-type="float" office:value="8.90224690738243">
            <text:p>8.9022469074</text:p>
          </table:table-cell>
          <table:table-cell table:style-name="ce30" table:formula="of:=SQRT(([.B8]-[.B18])^2+([.C8]-[.C18])^2)" office:value-type="float" office:value="4.36208410943413">
            <text:p>4.3620841094</text:p>
          </table:table-cell>
          <table:table-cell table:style-name="ce34" office:value-type="string">
            <text:p>C2</text:p>
          </table:table-cell>
          <table:table-cell table:style-name="ce34" table:formula="of:=IF([.E8] &gt; [.D8]; &quot;C1&quot;; &quot;C2&quot;)" office:value-type="string" office:string-value="C2">
            <text:p>C2</text:p>
          </table:table-cell>
          <table:table-cell table:style-name="ce36" table:formula="of:=IF([.G8]=[.F8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8">
            <text:p>8</text:p>
          </table:table-cell>
          <table:table-cell table:number-columns-repeated="2" table:style-name="ce28" office:value-type="float" office:value="2">
            <text:p>2</text:p>
          </table:table-cell>
          <table:table-cell table:style-name="ce30" table:formula="of:=SQRT(([.B9]-[.B17])^2+([.C9]-[.C17])^2)" office:value-type="float" office:value="6.10327780786685">
            <text:p>6.1032778079</text:p>
          </table:table-cell>
          <table:table-cell table:style-name="ce30" table:formula="of:=SQRT(([.B9]-[.B18])^2+([.C9]-[.C18])^2)" office:value-type="float" office:value="1.53659074288215">
            <text:p>1.5365907429</text:p>
          </table:table-cell>
          <table:table-cell table:style-name="ce34" office:value-type="string">
            <text:p>C2</text:p>
          </table:table-cell>
          <table:table-cell table:style-name="ce34" table:formula="of:=IF([.E9] &gt; [.D9]; &quot;C1&quot;; &quot;C2&quot;)" office:value-type="string" office:string-value="C2">
            <text:p>C2</text:p>
          </table:table-cell>
          <table:table-cell table:style-name="ce36" table:formula="of:=IF([.G9]=[.F9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7">
            <text:p>7</text:p>
          </table:table-cell>
          <table:table-cell table:style-name="ce30" table:formula="of:=SQRT(([.B10]-[.B17])^2+([.C10]-[.C17])^2)" office:value-type="float" office:value="2.5">
            <text:p>2.5</text:p>
          </table:table-cell>
          <table:table-cell table:style-name="ce30" table:formula="of:=SQRT(([.B10]-[.B18])^2+([.C10]-[.C18])^2)" office:value-type="float" office:value="6.30035272381193">
            <text:p>6.3003527238</text:p>
          </table:table-cell>
          <table:table-cell table:style-name="ce34" office:value-type="string">
            <text:p>C1</text:p>
          </table:table-cell>
          <table:table-cell table:style-name="ce34" table:formula="of:=IF([.E10] &gt; [.D10]; &quot;C1&quot;; &quot;C2&quot;)" office:value-type="string" office:string-value="C1">
            <text:p>C1</text:p>
          </table:table-cell>
          <table:table-cell table:style-name="ce36" table:formula="of:=IF([.G10]=[.F10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8">
            <text:p>8</text:p>
          </table:table-cell>
          <table:table-cell table:style-name="ce30" table:formula="of:=SQRT(([.B11]-[.B17])^2+([.C11]-[.C17])^2)" office:value-type="float" office:value="1.1180339887499">
            <text:p>1.1180339887</text:p>
          </table:table-cell>
          <table:table-cell table:style-name="ce30" table:formula="of:=SQRT(([.B11]-[.B18])^2+([.C11]-[.C18])^2)" office:value-type="float" office:value="5.68868272195867">
            <text:p>5.688682722</text:p>
          </table:table-cell>
          <table:table-cell table:style-name="ce34" office:value-type="string">
            <text:p>C1</text:p>
          </table:table-cell>
          <table:table-cell table:style-name="ce34" table:formula="of:=IF([.E11] &gt; [.D11]; &quot;C1&quot;; &quot;C2&quot;)" office:value-type="string" office:string-value="C1">
            <text:p>C1</text:p>
          </table:table-cell>
          <table:table-cell table:style-name="ce36" table:formula="of:=IF([.G11]=[.F11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table:style-name="ce28" office:value-type="float" office:value="11">
            <text:p>11</text:p>
          </table:table-cell>
          <table:table-cell table:number-columns-repeated="2" table:style-name="ce28" office:value-type="float" office:value="5">
            <text:p>5</text:p>
          </table:table-cell>
          <table:table-cell table:style-name="ce30" table:formula="of:=SQRT(([.B12]-[.B17])^2+([.C12]-[.C17])^2)" office:value-type="float" office:value="2.06155281280883">
            <text:p>2.0615528128</text:p>
          </table:table-cell>
          <table:table-cell table:style-name="ce30" table:formula="of:=SQRT(([.B12]-[.B18])^2+([.C12]-[.C18])^2)" office:value-type="float" office:value="2.71313676601662">
            <text:p>2.713136766</text:p>
          </table:table-cell>
          <table:table-cell table:style-name="ce34" office:value-type="string">
            <text:p>C2</text:p>
          </table:table-cell>
          <table:table-cell table:style-name="ce34" table:formula="of:=IF([.E12] &gt; [.D12]; &quot;C1&quot;; &quot;C2&quot;)" office:value-type="string" office:string-value="C1">
            <text:p>C1</text:p>
          </table:table-cell>
          <table:table-cell table:style-name="ce36" table:formula="of:=IF([.G12]=[.F12]; &quot;No&quot;; &quot;Yes&quot;)" office:value-type="string" office:string-value="Yes">
            <text:p>Yes</text:p>
          </table:table-cell>
          <table:table-cell table:number-columns-repeated="1016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7">
            <text:p>7</text:p>
          </table:table-cell>
          <table:table-cell table:style-name="ce30" table:formula="of:=SQRT(([.B13]-[.B17])^2+([.C13]-[.C17])^2)" office:value-type="float" office:value="2.5">
            <text:p>2.5</text:p>
          </table:table-cell>
          <table:table-cell table:style-name="ce30" table:formula="of:=SQRT(([.B13]-[.B18])^2+([.C13]-[.C18])^2)" office:value-type="float" office:value="3.83333333333333">
            <text:p>3.8333333333</text:p>
          </table:table-cell>
          <table:table-cell table:style-name="ce34" office:value-type="string">
            <text:p>C1</text:p>
          </table:table-cell>
          <table:table-cell table:style-name="ce34" table:formula="of:=IF([.E13] &gt; [.D13]; &quot;C1&quot;; &quot;C2&quot;)" office:value-type="string" office:string-value="C1">
            <text:p>C1</text:p>
          </table:table-cell>
          <table:table-cell table:style-name="ce36" table:formula="of:=IF([.G13]=[.F1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28" table:number-columns-repeated="3"/>
          <table:table-cell table:style-name="ce30" table:number-columns-repeated="2"/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28" office:value-type="string">
            <text:p>C1</text:p>
          </table:table-cell>
          <table:table-cell table:style-name="ce28" table:formula="of:=COUNTIF([.F2:.F13]; &quot;C1&quot;)" office:value-type="float" office:value="6">
            <text:p>6</text:p>
          </table:table-cell>
          <table:table-cell table:style-name="ce28"/>
          <table:table-cell table:style-name="ce30" table:number-columns-repeated="2"/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28" office:value-type="string">
            <text:p>C2</text:p>
          </table:table-cell>
          <table:table-cell table:style-name="ce28" table:formula="of:=COUNTIF([.F2:.F13]; &quot;C2&quot;)" office:value-type="float" office:value="6">
            <text:p>6</text:p>
          </table:table-cell>
          <table:table-cell table:style-name="ce28"/>
          <table:table-cell table:style-name="ce30" table:number-columns-repeated="2"/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28" office:value-type="string">
            <text:p>Centroid1</text:p>
          </table:table-cell>
          <table:table-cell table:style-name="ce30" table:formula="of:=SUMIF([.F2:.F13];&quot;=C1&quot;;[.B2:.B13])/[.B15]" office:value-type="float" office:value="5.5">
            <text:p>5.5</text:p>
          </table:table-cell>
          <table:table-cell table:style-name="ce30" table:formula="of:=SUMIF([.F2:.F13];&quot;=C1&quot;;[.C2:.C13])/[.B15]" office:value-type="float" office:value="7">
            <text:p>7</text:p>
          </table:table-cell>
          <table:table-cell table:style-name="ce30" table:number-columns-repeated="2"/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28" office:value-type="string">
            <text:p>Centroid2</text:p>
          </table:table-cell>
          <table:table-cell table:style-name="ce30" table:formula="of:=SUMIF([.F2:.F13];&quot;=C2&quot;;[.B2:.B13])/[.B16]" office:value-type="float" office:value="3">
            <text:p>3</text:p>
          </table:table-cell>
          <table:table-cell table:style-name="ce30" table:formula="of:=SUMIF([.F2:.F13];&quot;=C2&quot;;[.C2:.C13])/[.B16]" office:value-type="float" office:value="3.16666666666667">
            <text:p>3.1666666667</text:p>
          </table:table-cell>
          <table:table-cell table:style-name="ce30" table:number-columns-repeated="2"/>
          <table:table-cell table:style-name="ce28" table:number-columns-repeated="3"/>
          <table:table-cell table:number-columns-repeated="1016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ration4" table:style-name="ta1">
        <table:table-column table:style-name="co1" table:number-columns-repeated="3" table:default-cell-style-name="ce29"/>
        <table:table-column table:style-name="co4" table:number-columns-repeated="2" table:default-cell-style-name="ce32"/>
        <table:table-column table:style-name="co5" table:default-cell-style-name="ce29"/>
        <table:table-column table:style-name="co1" table:number-columns-repeated="1018" table:default-cell-style-name="ce29"/>
        <table:table-row table:style-name="ro1">
          <table:table-cell table:style-name="ce37" office:value-type="string">
            <text:p>Instance</text:p>
          </table:table-cell>
          <table:table-cell table:style-name="ce37" office:value-type="string">
            <text:p>X<text:span text:style-name="T1">0</text:span></text:p>
          </table:table-cell>
          <table:table-cell table:style-name="ce37" office:value-type="string">
            <text:p>X<text:span text:style-name="T2">1</text:span></text:p>
          </table:table-cell>
          <table:table-cell table:style-name="ce39" office:value-type="string">
            <text:p>C1 distance</text:p>
          </table:table-cell>
          <table:table-cell table:style-name="ce39" office:value-type="string">
            <text:p>C2 distance</text:p>
          </table:table-cell>
          <table:table-cell table:style-name="ce41" office:value-type="string">
            <text:p>Last Cluster</text:p>
          </table:table-cell>
          <table:table-cell table:style-name="ce44" office:value-type="string">
            <text:p>New Cluster</text:p>
          </table:table-cell>
          <table:table-cell table:style-name="ce44" office:value-type="string">
            <text:p>Changed?</text:p>
          </table:table-cell>
          <table:table-cell table:number-columns-repeated="1016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38" office:value-type="float" office:value="7">
            <text:p>7</text:p>
          </table:table-cell>
          <table:table-cell table:style-name="ce38" office:value-type="float" office:value="5">
            <text:p>5</text:p>
          </table:table-cell>
          <table:table-cell table:style-name="ce40" table:formula="of:=SQRT(([.B2]-[.B17])^2+([.C2]-[.C17])^2)" office:value-type="float" office:value="2.03485257451246">
            <text:p>2.0348525745</text:p>
          </table:table-cell>
          <table:table-cell table:style-name="ce40" table:formula="of:=SQRT(([.B2]-[.B18])^2+([.C2]-[.C18])^2)" office:value-type="float" office:value="6.14918693812442">
            <text:p>6.1491869381</text:p>
          </table:table-cell>
          <table:table-cell table:style-name="ce42" office:value-type="string">
            <text:p>C1</text:p>
          </table:table-cell>
          <table:table-cell table:style-name="ce42" table:formula="of:=IF([.E2] &gt; [.D2]; &quot;C1&quot;; &quot;C2&quot;)" office:value-type="string" office:string-value="C1">
            <text:p>C1</text:p>
          </table:table-cell>
          <table:table-cell table:style-name="ce45" table:formula="of:=IF([.G2]=[.F2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7">
            <text:p>7</text:p>
          </table:table-cell>
          <table:table-cell table:style-name="ce40" table:formula="of:=SQRT(([.B3]-[.B17])^2+([.C3]-[.C17])^2)" office:value-type="float" office:value="0.800390529679106">
            <text:p>0.8003905297</text:p>
          </table:table-cell>
          <table:table-cell table:style-name="ce40" table:formula="of:=SQRT(([.B3]-[.B18])^2+([.C3]-[.C18])^2)" office:value-type="float" office:value="5.90021186060297">
            <text:p>5.9002118606</text:p>
          </table:table-cell>
          <table:table-cell table:style-name="ce42" office:value-type="string">
            <text:p>C1</text:p>
          </table:table-cell>
          <table:table-cell table:style-name="ce42" table:formula="of:=IF([.E3] &gt; [.D3]; &quot;C1&quot;; &quot;C2&quot;)" office:value-type="string" office:string-value="C1">
            <text:p>C1</text:p>
          </table:table-cell>
          <table:table-cell table:style-name="ce45" table:formula="of:=IF([.G3]=[.F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7">
            <text:p>7</text:p>
          </table:table-cell>
          <table:table-cell table:style-name="ce40" table:formula="of:=SQRT(([.B4]-[.B17])^2+([.C4]-[.C17])^2)" office:value-type="float" office:value="1.46308748883995">
            <text:p>1.4630874888</text:p>
          </table:table-cell>
          <table:table-cell table:style-name="ce40" table:formula="of:=SQRT(([.B4]-[.B18])^2+([.C4]-[.C18])^2)" office:value-type="float" office:value="7.26722092687432">
            <text:p>7.2672209269</text:p>
          </table:table-cell>
          <table:table-cell table:style-name="ce42" office:value-type="string">
            <text:p>C1</text:p>
          </table:table-cell>
          <table:table-cell table:style-name="ce42" table:formula="of:=IF([.E4] &gt; [.D4]; &quot;C1&quot;; &quot;C2&quot;)" office:value-type="string" office:string-value="C1">
            <text:p>C1</text:p>
          </table:table-cell>
          <table:table-cell table:style-name="ce45" table:formula="of:=IF([.G4]=[.F4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QRT(([.B5]-[.B17])^2+([.C5]-[.C17])^2)" office:value-type="float" office:value="4.375">
            <text:p>4.375</text:p>
          </table:table-cell>
          <table:table-cell table:formula="of:=SQRT(([.B5]-[.B18])^2+([.C5]-[.C18])^2)" office:value-type="float" office:value="1.67705098312484">
            <text:p>1.6770509831</text:p>
          </table:table-cell>
          <table:table-cell table:style-name="ce43" office:value-type="string">
            <text:p>C2</text:p>
          </table:table-cell>
          <table:table-cell table:style-name="ce43" table:formula="of:=IF([.E5] &gt; [.D5]; &quot;C1&quot;; &quot;C2&quot;)" office:value-type="string" office:string-value="C2">
            <text:p>C2</text:p>
          </table:table-cell>
          <table:table-cell table:style-name="Default" table:formula="of:=IF([.G5]=[.F5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6">
            <text:p>6</text:p>
          </table:table-cell>
          <table:table-cell table:style-name="ce40" table:formula="of:=SQRT(([.B6]-[.B17])^2+([.C6]-[.C17])^2)" office:value-type="float" office:value="1.70018381359193">
            <text:p>1.7001838136</text:p>
          </table:table-cell>
          <table:table-cell table:style-name="ce40" table:formula="of:=SQRT(([.B6]-[.B18])^2+([.C6]-[.C18])^2)" office:value-type="float" office:value="4.50693909432999">
            <text:p>4.5069390943</text:p>
          </table:table-cell>
          <table:table-cell table:style-name="ce42" office:value-type="string">
            <text:p>C1</text:p>
          </table:table-cell>
          <table:table-cell table:style-name="ce42" table:formula="of:=IF([.E6] &gt; [.D6]; &quot;C1&quot;; &quot;C2&quot;)" office:value-type="string" office:string-value="C1">
            <text:p>C1</text:p>
          </table:table-cell>
          <table:table-cell table:style-name="ce45" table:formula="of:=IF([.G6]=[.F6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QRT(([.B7]-[.B17])^2+([.C7]-[.C17])^2)" office:value-type="float" office:value="5.25743521120327">
            <text:p>5.2574352112</text:p>
          </table:table-cell>
          <table:table-cell table:formula="of:=SQRT(([.B7]-[.B18])^2+([.C7]-[.C18])^2)" office:value-type="float" office:value="1.82002747232013">
            <text:p>1.8200274723</text:p>
          </table:table-cell>
          <table:table-cell table:style-name="ce43" office:value-type="string">
            <text:p>C2</text:p>
          </table:table-cell>
          <table:table-cell table:style-name="ce43" table:formula="of:=IF([.E7] &gt; [.D7]; &quot;C1&quot;; &quot;C2&quot;)" office:value-type="string" office:string-value="C2">
            <text:p>C2</text:p>
          </table:table-cell>
          <table:table-cell table:style-name="Default" table:formula="of:=IF([.G7]=[.F7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QRT(([.B8]-[.B17])^2+([.C8]-[.C17])^2)" office:value-type="float" office:value="8.5959656234771">
            <text:p>8.5959656235</text:p>
          </table:table-cell>
          <table:table-cell table:formula="of:=SQRT(([.B8]-[.B18])^2+([.C8]-[.C18])^2)" office:value-type="float" office:value="2.70416345659799">
            <text:p>2.7041634566</text:p>
          </table:table-cell>
          <table:table-cell table:style-name="ce43" office:value-type="string">
            <text:p>C2</text:p>
          </table:table-cell>
          <table:table-cell table:style-name="ce43" table:formula="of:=IF([.E8] &gt; [.D8]; &quot;C1&quot;; &quot;C2&quot;)" office:value-type="string" office:string-value="C2">
            <text:p>C2</text:p>
          </table:table-cell>
          <table:table-cell table:style-name="Default" table:formula="of:=IF([.G8]=[.F8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SQRT(([.B9]-[.B17])^2+([.C9]-[.C17])^2)" office:value-type="float" office:value="5.77846216566311">
            <text:p>5.7784621657</text:p>
          </table:table-cell>
          <table:table-cell table:formula="of:=SQRT(([.B9]-[.B18])^2+([.C9]-[.C18])^2)" office:value-type="float" office:value="0.559016994374947">
            <text:p>0.5590169944</text:p>
          </table:table-cell>
          <table:table-cell table:style-name="ce43" office:value-type="string">
            <text:p>C2</text:p>
          </table:table-cell>
          <table:table-cell table:style-name="ce43" table:formula="of:=IF([.E9] &gt; [.D9]; &quot;C1&quot;; &quot;C2&quot;)" office:value-type="string" office:string-value="C2">
            <text:p>C2</text:p>
          </table:table-cell>
          <table:table-cell table:style-name="Default" table:formula="of:=IF([.G9]=[.F9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9">
            <text:p>9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7">
            <text:p>7</text:p>
          </table:table-cell>
          <table:table-cell table:style-name="ce40" table:formula="of:=SQRT(([.B10]-[.B17])^2+([.C10]-[.C17])^2)" office:value-type="float" office:value="2.42706097986845">
            <text:p>2.4270609799</text:p>
          </table:table-cell>
          <table:table-cell table:style-name="ce40" table:formula="of:=SQRT(([.B10]-[.B18])^2+([.C10]-[.C18])^2)" office:value-type="float" office:value="8.05062109405231">
            <text:p>8.0506210941</text:p>
          </table:table-cell>
          <table:table-cell table:style-name="ce42" office:value-type="string">
            <text:p>C1</text:p>
          </table:table-cell>
          <table:table-cell table:style-name="ce42" table:formula="of:=IF([.E10] &gt; [.D10]; &quot;C1&quot;; &quot;C2&quot;)" office:value-type="string" office:string-value="C1">
            <text:p>C1</text:p>
          </table:table-cell>
          <table:table-cell table:style-name="ce45" table:formula="of:=IF([.G10]=[.F10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float" office:value="8">
            <text:p>8</text:p>
          </table:table-cell>
          <table:table-cell table:style-name="ce40" table:formula="of:=SQRT(([.B11]-[.B17])^2+([.C11]-[.C17])^2)" office:value-type="float" office:value="1.54616460960662">
            <text:p>1.5461646096</text:p>
          </table:table-cell>
          <table:table-cell table:style-name="ce40" table:formula="of:=SQRT(([.B11]-[.B18])^2+([.C11]-[.C18])^2)" office:value-type="float" office:value="7.30154093325512">
            <text:p>7.3015409333</text:p>
          </table:table-cell>
          <table:table-cell table:style-name="ce42" office:value-type="string">
            <text:p>C1</text:p>
          </table:table-cell>
          <table:table-cell table:style-name="ce42" table:formula="of:=IF([.E11] &gt; [.D11]; &quot;C1&quot;; &quot;C2&quot;)" office:value-type="string" office:string-value="C1">
            <text:p>C1</text:p>
          </table:table-cell>
          <table:table-cell table:style-name="ce45" table:formula="of:=IF([.G11]=[.F11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11">
            <text:p>11</text:p>
          </table:table-cell>
          <table:table-cell table:number-columns-repeated="2" table:style-name="ce38" office:value-type="float" office:value="5">
            <text:p>5</text:p>
          </table:table-cell>
          <table:table-cell table:style-name="ce40" table:formula="of:=SQRT(([.B12]-[.B17])^2+([.C12]-[.C17])^2)" office:value-type="float" office:value="1.625">
            <text:p>1.625</text:p>
          </table:table-cell>
          <table:table-cell table:style-name="ce40" table:formula="of:=SQRT(([.B12]-[.B18])^2+([.C12]-[.C18])^2)" office:value-type="float" office:value="4.45112345369121">
            <text:p>4.4511234537</text:p>
          </table:table-cell>
          <table:table-cell table:style-name="ce42" office:value-type="string">
            <text:p>C1</text:p>
          </table:table-cell>
          <table:table-cell table:style-name="ce42" table:formula="of:=IF([.E12] &gt; [.D12]; &quot;C1&quot;; &quot;C2&quot;)" office:value-type="string" office:string-value="C1">
            <text:p>C1</text:p>
          </table:table-cell>
          <table:table-cell table:style-name="ce45" table:formula="of:=IF([.G12]=[.F12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style-name="ce38" office:value-type="float" office:value="12">
            <text:p>1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7">
            <text:p>7</text:p>
          </table:table-cell>
          <table:table-cell table:style-name="ce40" table:formula="of:=SQRT(([.B13]-[.B17])^2+([.C13]-[.C17])^2)" office:value-type="float" office:value="2.67219479080399">
            <text:p>2.6721947908</text:p>
          </table:table-cell>
          <table:table-cell table:style-name="ce40" table:formula="of:=SQRT(([.B13]-[.B18])^2+([.C13]-[.C18])^2)" office:value-type="float" office:value="4.98121471129282">
            <text:p>4.9812147113</text:p>
          </table:table-cell>
          <table:table-cell table:style-name="ce42" office:value-type="string">
            <text:p>C1</text:p>
          </table:table-cell>
          <table:table-cell table:style-name="ce42" table:formula="of:=IF([.E13] &gt; [.D13]; &quot;C1&quot;; &quot;C2&quot;)" office:value-type="string" office:string-value="C1">
            <text:p>C1</text:p>
          </table:table-cell>
          <table:table-cell table:style-name="ce45" table:formula="of:=IF([.G13]=[.F13]; &quot;No&quot;; &quot;Yes&quot;)" office:value-type="string" office:string-value="No">
            <text:p>N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1</text:p>
          </table:table-cell>
          <table:table-cell table:formula="of:=COUNTIF([.F2:.F13]; &quot;C1&quot;)" office:value-type="float" office:value="8">
            <text:p>8</text:p>
          </table:table-cell>
          <table:table-cell table:number-columns-repeated="1022"/>
        </table:table-row>
        <table:table-row table:style-name="ro3">
          <table:table-cell office:value-type="string">
            <text:p>C2</text:p>
          </table:table-cell>
          <table:table-cell table:formula="of:=COUNTIF([.F2:.F13]; &quot;C2&quot;)"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string">
            <text:p>Centroid1</text:p>
          </table:table-cell>
          <table:table-cell table:style-name="ce32" table:formula="of:=SUMIF([.F2:.F13];&quot;=C1&quot;;[.B2:.B13])/[.B15]" office:value-type="float" office:value="5.625">
            <text:p>5.625</text:p>
          </table:table-cell>
          <table:table-cell table:style-name="ce32" table:formula="of:=SUMIF([.F2:.F13];&quot;=C1&quot;;[.C2:.C13])/[.B15]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office:value-type="string">
            <text:p>Centroid2</text:p>
          </table:table-cell>
          <table:table-cell table:style-name="ce32" table:formula="of:=SUMIF([.F2:.F13];&quot;=C2&quot;;[.B2:.B13])/[.B16]" office:value-type="float" office:value="1.5">
            <text:p>1.5</text:p>
          </table:table-cell>
          <table:table-cell table:style-name="ce32" table:formula="of:=SUMIF([.F2:.F13];&quot;=C2&quot;;[.C2:.C13])/[.B16]" office:value-type="float" office:value="2.25">
            <text:p>2.25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4:34:16</meta:creation-date>
    <dc:date>2014-05-08T22:06:12</dc:date>
    <meta:editing-duration>PT3H1M33S</meta:editing-duration>
    <meta:editing-cycles>93</meta:editing-cycles>
    <meta:generator>LibreOffice/3.5$Linux_X86_64 LibreOffice_project/350m1$Build-2</meta:generator>
    <meta:document-statistic meta:table-count="5" meta:cell-count="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Data.B2:Data.C13" svg:x="0.77cm" svg:y="0.855cm" svg:width="12.327cm" svg:height="7.545cm">
          <chartooo:coordinate-region svg:x="1.206cm" svg:y="1.054cm" svg:width="11.79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:Data.C13" chart:class="chart:scatter">
            <chart:domain table:cell-range-address="Data.B2:Data.B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Data.B2:Data.B13</svg:desc>
                </draw:g>
              </table:table-cell>
              <table:table-cell office:value-type="float" office:value="5">
                <text:p>5</text:p>
                <draw:g>
                  <svg:desc>Data.C2:Data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